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outline1">
      <style:graphic-properties fo:min-height="16.573cm"/>
    </style:style>
    <style:style style:name="pr4" style:family="presentation" style:parent-style-name="lyt-roundedrect-outline1">
      <style:graphic-properties fo:min-height="10.773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fo:min-height="16.773cm"/>
    </style:style>
    <style:style style:name="pr7" style:family="presentation" style:parent-style-name="lyt-roundedrect-outline1">
      <style:graphic-properties fo:min-height="10.173cm"/>
    </style:style>
    <style:style style:name="pr8" style:family="presentation" style:parent-style-name="lyt-roundedrect-outline1">
      <style:graphic-properties draw:auto-grow-height="true" fo:min-height="9.924cm"/>
    </style:style>
    <style:style style:name="pr9" style:family="presentation" style:parent-style-name="lyt-roundedrect-outline1">
      <style:graphic-properties draw:auto-grow-height="true" fo:min-height="6.61cm"/>
    </style:style>
    <style:style style:name="pr10" style:family="presentation" style:parent-style-name="lyt-roundedrect-outline1">
      <style:graphic-properties fo:min-height="6.61cm"/>
    </style:style>
    <style:style style:name="P1" style:family="paragraph">
      <style:paragraph-properties fo:text-align="start"/>
    </style:style>
    <style:style style:name="P2" style:family="paragraph">
      <style:text-properties fo:font-family="Impact" style:font-family-generic="swiss" style:font-pitch="variable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family="Impact" style:font-family-generic="swiss" style:font-pitch="variable"/>
    </style:style>
    <style:style style:name="P5" style:family="paragraph">
      <style:paragraph-properties fo:margin-top="0cm" fo:margin-bottom="0.1cm"/>
    </style:style>
    <style:style style:name="P6" style:family="paragraph">
      <style:paragraph-properties fo:margin-top="0cm" fo:margin-bottom="0.1cm"/>
      <style:text-properties fo:font-family="Impact" style:font-family-generic="swiss" style:font-pitch="variable"/>
    </style:style>
    <style:style style:name="P7" style:family="paragraph"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Impact" style:font-family-generic="swiss" style:font-pitch="variable" fo:font-size="28pt" style:font-size-asian="28pt" style:font-size-complex="28pt"/>
    </style:style>
    <style:style style:name="P10" style:family="paragraph">
      <style:text-properties fo:font-family="Impact" style:font-family-generic="swiss" style:font-pitch="variable"/>
    </style:style>
    <style:style style:name="T1" style:family="text">
      <style:text-properties fo:font-family="Impact" style:font-family-generic="swiss" style:font-pitch="variable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fo:font-family="Calibri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family="Impact" style:font-family-generic="swiss" style:font-pitch="variable" fo:font-size="36pt" style:font-size-asian="36pt" style:font-size-complex="36pt"/>
    </style:style>
    <style:style style:name="T4" style:family="text">
      <style:text-properties fo:color="#b2b2b2" fo:font-family="Calibri" style:font-family-generic="swiss" style:font-pitch="variable" fo:font-size="14pt" style:font-size-asian="14pt" style:font-size-complex="14pt"/>
    </style:style>
    <style:style style:name="T5" style:family="text">
      <style:text-properties fo:font-family="Impact" style:font-family-generic="swiss" style:font-pitch="variable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2" draw:layer="layout" svg:width="23cm" svg:height="17.935cm" svg:x="1cm" svg:y="0.837cm" presentation:class="subtitle" presentation:user-transformed="true">
          <draw:text-box>
            <text:p><text:span text:style-name="T1">BallOverBoxes</text:span></text:p>
            <text:p text:style-name="P1"><text:span text:style-name="T2"><text:s text:c="57"/></text:span><text:span text:style-name="T2">Ein Andriod Spiel</text:span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3">
        <office:forms form:automatic-focus="false" form:apply-design-mode="false"/>
        <draw:frame presentation:style-name="pr3" draw:layer="layout" svg:width="11.028cm" svg:height="16.573cm" svg:x="1.4cm" svg:y="2.2cm" presentation:class="outline" presentation:placeholder="true" presentation:user-transformed="true">
          <draw:text-box/>
        </draw:frame>
        <draw:frame presentation:style-name="pr4" draw:text-style-name="P4" draw:layer="layout" svg:width="8.608cm" svg:height="10.773cm" svg:x="15.4cm" svg:y="8cm" presentation:class="outline" presentation:user-transformed="true">
          <draw:text-box>
            <text:p text:style-name="P3"><text:span text:style-name="T3">Game Charter</text:span></text:p>
            <text:p text:style-name="P3"><text:span text:style-name="T4">Gûlavhar Produktions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3">
        <office:forms form:automatic-focus="false" form:apply-design-mode="false"/>
        <draw:frame presentation:style-name="pr6" draw:layer="layout" svg:width="11.028cm" svg:height="17.956cm" svg:x="1.4cm" svg:y="2cm" presentation:class="outline" presentation:user-transformed="true">
          <draw:text-box>
            <text:list text:style-name="L2">
              <text:list-item>
                <text:p><text:span text:style-name="T6">Mein Team besteht momentan aus einer Person, mir!</text:span></text:p>
              </text:list-item>
              <text:list-item>
                <text:p><text:span text:style-name="T6">Daher kann es zu keinen Teamkonflikte kommen</text:span></text:p>
              </text:list-item>
              <text:list-item>
                <text:p><text:span text:style-name="T6">Bei dem nächsten Projekt würde ich gerne in einem kleinen Team arbeiten</text:span></text:p>
              </text:list-item>
              <text:list-item>
                <text:p><text:span text:style-name="T6">Wichtig bei dem Projekt ist es für mich zu lernen, wie ich mit Unreal Handygames programmiere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Mission </text:span></text:p>
            <text:p><text:span text:style-name="T5">Stat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3">
        <office:forms form:automatic-focus="false" form:apply-design-mode="false"/>
        <draw:frame presentation:style-name="pr6" draw:layer="layout" svg:width="11.028cm" svg:height="16.773cm" svg:x="1.4cm" svg:y="2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Oliver Kramm:</text:span></text:p>
                <text:p><text:span text:style-name="T6">Producer</text:span></text:p>
                <text:p><text:span text:style-name="T6"/></text:p>
              </text:list-header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Team Ro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3">
        <office:forms form:automatic-focus="false" form:apply-design-mode="false"/>
        <draw:frame presentation:style-name="pr6" draw:layer="layout" svg:width="11.028cm" svg:height="16.773cm" svg:x="1.6cm" svg:y="1.827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ie Schwierigkeit an dem Projekt ist, dass ich noch nicht mit Unreal C++ programmiert habe</text:span></text:p>
              </text:list-item>
              <text:list-item>
                <text:p><text:span text:style-name="T6">Durch den Open Sourcecode von Unreal kann ich mir ansehen wie der Code funktioniert und selbst nach bauen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Development Risks</text:span></text:p>
            <text:p text:style-name="P5"><text:span text:style-name="T5">And</text:span></text:p>
            <text:p text:style-name="P5"><text:span text:style-name="T5">Backup Pl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3">
        <office:forms form:automatic-focus="false" form:apply-design-mode="false"/>
        <draw:frame presentation:style-name="pr3" draw:layer="layout" svg:width="11.028cm" svg:height="16.573cm" svg:x="1.4cm" svg:y="2.2cm" presentation:class="outline" presentation:placeholder="true" presentation:user-transformed="true">
          <draw:text-box/>
        </draw:frame>
        <draw:frame presentation:style-name="pr4" draw:text-style-name="P4" draw:layer="layout" svg:width="8.608cm" svg:height="10.773cm" svg:x="15.4cm" svg:y="8cm" presentation:class="outline" presentation:user-transformed="true">
          <draw:text-box>
            <text:p text:style-name="P3"><text:span text:style-name="T3">Game Pitch</text:span></text:p>
            <text:p text:style-name="P3"><text:span text:style-name="T4">Gûlavhar Produktions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3">
        <office:forms form:automatic-focus="false" form:apply-design-mode="false"/>
        <draw:frame presentation:style-name="pr6" draw:layer="layout" svg:width="11.028cm" svg:height="16.773cm" svg:x="1.6cm" svg:y="1.827cm" presentation:class="outline" presentation:user-transformed="true">
          <draw:text-box>
            <text:list text:style-name="L2">
              <text:list-item>
                <text:p><text:span text:style-name="T6">Das Spiel handelt von einem Ball, der über Boxen hinweg rollen muss</text:span></text:p>
              </text:list-item>
              <text:list-item>
                <text:p><text:span text:style-name="T6">Viele meiner Freunde wollten gerne mal ein Spiel von mir programmiert sehen. BallOverBoxes ist dieses Spiel, welches sie unterwegs oder zu Hause spielen können 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High Conce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3">
        <office:forms form:automatic-focus="false" form:apply-design-mode="false"/>
        <draw:frame presentation:style-name="pr6" draw:text-style-name="P8" draw:layer="layout" svg:width="11.028cm" svg:height="16.773cm" svg:x="1.6cm" svg:y="1.827cm" presentation:class="outline" presentation:user-transformed="true">
          <draw:text-box>
            <text:list text:style-name="L2">
              <text:list-item>
                <text:p text:style-name="P8"><text:span text:style-name="T6">Besonders an diesem Spiel ist, dass die komplette Physik selbst programmiert ist</text:span></text:p>
              </text:list-item>
              <text:list-item>
                <text:p text:style-name="P8"><text:span text:style-name="T6">Für das Projekt benutzt ich die <text:s/>Unreal Engine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Key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3">
        <office:forms form:automatic-focus="false" form:apply-design-mode="false"/>
        <draw:frame presentation:style-name="pr6" draw:text-style-name="P8" draw:layer="layout" svg:width="11.028cm" svg:height="16.773cm" svg:x="1.6cm" svg:y="1.827cm" presentation:class="outline" presentation:user-transformed="true">
          <draw:text-box>
            <text:list text:style-name="L2">
              <text:list-item>
                <text:p text:style-name="P8"><text:span text:style-name="T6">BallOverBoxes ähnelt stark dem Spiel Rolling Sky</text:span></text:p>
              </text:list-item>
              <text:list-item>
                <text:p text:style-name="P8"><text:span text:style-name="T6">Als eins meiner ersten Spiele sollte BallOverBoxes flüssig laufen 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Comparative</text:span></text:p>
            <text:p text:style-name="P5"><text:span text:style-name="T5">Produ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3">
        <office:forms form:automatic-focus="false" form:apply-design-mode="false"/>
        <draw:frame presentation:style-name="pr6" draw:layer="layout" svg:width="11.028cm" svg:height="16.773cm" svg:x="1.6cm" svg:y="1.827cm" presentation:class="outline" presentation:user-transformed="true">
          <draw:text-box>
            <text:list text:style-name="L2">
              <text:list-item>
                <text:p><text:span text:style-name="T6">Das Gameplay besteht daraus den Ball/Spieler nach links oder rechts zu lenken und kommenden Hindernissen auszuweichen </text:span></text:p>
              </text:list-item>
              <text:list-item>
                <text:p><text:span text:style-name="T6">Der Spieler sollte nicht überfordert werde, damit er nicht zu schnell frustriert ist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Gamplay Pattern</text:span></text:p>
            <text:p text:style-name="P5"><text:span text:style-name="T5">And Gen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3">
        <office:forms form:automatic-focus="false" form:apply-design-mode="false"/>
        <draw:frame presentation:style-name="pr6" draw:text-style-name="P8" draw:layer="layout" svg:width="11.028cm" svg:height="16.773cm" svg:x="1.6cm" svg:y="1.827cm" presentation:class="outline" presentation:user-transformed="true">
          <draw:text-box>
            <text:list text:style-name="L2">
              <text:list-item>
                <text:p text:style-name="P8"><text:span text:style-name="T6">Das Spiel findet in einer fiktiven Welt statt</text:span></text:p>
              </text:list-item>
              <text:list-item>
                <text:p text:style-name="P8"><text:span text:style-name="T6">Das Spiel ist eher schlicht gehalten vom Aussehen, da keine Artist an dem Projekt teilnehmen 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Local and </text:span></text:p>
            <text:p text:style-name="P5"><text:span text:style-name="T5">Art Sty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18">
        <office:forms form:automatic-focus="false" form:apply-design-mode="false"/>
        <draw:frame presentation:style-name="pr8" draw:text-style-name="P9" draw:layer="layout" svg:width="11.028cm" svg:height="9.924cm" svg:x="1.4cm" svg:y="1.6cm" presentation:class="outline" presentation:user-transformed="true">
          <draw:text-box>
            <text:list text:style-name="L2">
              <text:list-item>
                <text:p text:style-name="P8"><text:span text:style-name="T6">Das Spiel wird auf der Android Version 6.0 spielbar sein</text:span></text:p>
              </text:list-item>
              <text:list-item>
                <text:p text:style-name="P8"><text:span text:style-name="T6">Wenn es wenig um stände machte sollte das Spiel auch auf anderen Android Version spielbar sein</text:span></text:p>
              </text:list-item>
            </text:list>
          </draw:text-box>
        </draw:frame>
        <draw:frame presentation:style-name="pr9" draw:text-style-name="P10" draw:layer="layout" svg:width="11.028cm" svg:height="6.61cm" svg:x="12.98cm" svg:y="4.914cm" presentation:class="outline">
          <draw:text-box>
            <text:list text:style-name="L2">
              <text:list-header>
                <text:p><text:span text:style-name="T5">Target Platform</text:span></text:p>
              </text:list-header>
            </text:list>
          </draw:text-box>
        </draw:frame>
        <draw:frame presentation:style-name="pr10" draw:layer="layout" svg:width="11.028cm" svg:height="6.61cm" svg:x="12.98cm" svg:y="12.153cm" presentation:class="outline">
          <draw:text-box>
            <text:list text:style-name="L2">
              <text:list-header>
                <text:p><text:span text:style-name="T5">Target Audience</text:span></text:p>
              </text:list-header>
            </text:list>
          </draw:text-box>
        </draw:frame>
        <draw:frame presentation:style-name="pr10" draw:text-style-name="P8" draw:layer="layout" svg:width="11.028cm" svg:height="6.61cm" svg:x="1.4cm" svg:y="12.153cm" presentation:class="outline">
          <draw:text-box>
            <text:list text:style-name="L2">
              <text:list-item>
                <text:p text:style-name="P8"><text:span text:style-name="T6">Das Spiel sollte alle Person ansprechen, die gerne ein Handyspiel spiel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3">
        <office:forms form:automatic-focus="false" form:apply-design-mode="false"/>
        <draw:frame presentation:style-name="pr6" draw:text-style-name="P8" draw:layer="layout" svg:width="11.028cm" svg:height="18.553cm" svg:x="1.572cm" svg:y="1.2cm" presentation:class="outline" presentation:user-transformed="true">
          <draw:text-box>
            <text:list text:style-name="L2">
              <text:list-item>
                <text:p text:style-name="P8"><text:span text:style-name="T6">Über die Touchfunktion des Handys soll der Spiel über zwei Knöpfe den Ball nach links und rechts bewegen können</text:span></text:p>
              </text:list-item>
              <text:list-item>
                <text:p text:style-name="P8"><text:span text:style-name="T6">Das Interface ist schlicht gehalten, damit der Spiel nicht abgelenkt wird</text:span></text:p>
              </text:list-item>
              <text:list-item>
                <text:p text:style-name="P8"><text:span text:style-name="T6">Während der Programmierung sind die Knöpfe auch durch die Maus zu nutzen</text:span></text:p>
              </text:list-item>
            </text:list>
          </draw:text-box>
        </draw:frame>
        <draw:frame presentation:style-name="pr7" draw:text-style-name="P6" draw:layer="layout" svg:width="9.408cm" svg:height="10.173cm" svg:x="14.6cm" svg:y="8.6cm" presentation:class="outline" presentation:user-transformed="true">
          <draw:text-box>
            <text:p text:style-name="P5"><text:span text:style-name="T5">Basic Contr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3">
        <office:forms form:automatic-focus="false" form:apply-design-mode="false"/>
        <draw:frame presentation:style-name="pr3" draw:layer="layout" svg:width="11.028cm" svg:height="16.573cm" svg:x="1.4cm" svg:y="2.2cm" presentation:class="outline" presentation:placeholder="true" presentation:user-transformed="true">
          <draw:text-box/>
        </draw:frame>
        <draw:frame presentation:style-name="pr4" draw:text-style-name="P4" draw:layer="layout" svg:width="8.608cm" svg:height="10.773cm" svg:x="15.4cm" svg:y="8cm" presentation:class="outline" presentation:user-transformed="true">
          <draw:text-box>
            <text:p text:style-name="P3"><text:span text:style-name="T3">Game Flow Chart</text:span></text:p>
            <text:p text:style-name="P3"><text:span text:style-name="T4">Gûlavhar Produktions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er Kramm</meta:initial-creator>
    <meta:creation-date>2016-11-29T10:02:59.38</meta:creation-date>
    <meta:editing-duration>PT1H26M56S</meta:editing-duration>
    <meta:editing-cycles>21</meta:editing-cycles>
    <dc:date>2017-01-03T19:00:16.85</dc:date>
    <dc:creator>Oliver Kramm</dc:creator>
    <meta:generator>OpenOffice/4.1.2$Win32 OpenOffice.org_project/412m3$Build-9782</meta:generator>
    <meta:document-statistic meta:object-count="89"/>
  </office:meta>
</office:document-meta>
</file>